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yes spin</text:p>
          </table:table-cell>
          <table:table-cell office:value-type="string" calcext:value-type="string">
            <text:p>no spin</text:p>
          </table:table-cell>
          <table:table-cell office:value-type="string" calcext:value-type="string">
            <text:p>yes sp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single poi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-6.469847" calcext:value-type="float">
            <text:p>-6.469847</text:p>
          </table:table-cell>
          <table:table-cell office:value-type="float" office:value="-6.469727594375" calcext:value-type="float">
            <text:p>-6.469727594375</text:p>
          </table:table-cell>
          <table:table-cell office:value-type="float" office:value="-6.469727475625" calcext:value-type="float">
            <text:p>-6.469727475625</text:p>
          </table:table-cell>
          <table:table-cell/>
          <table:table-cell office:value-type="float" office:value="-6.466259614375" calcext:value-type="float">
            <text:p>-6.46625961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6.464485" calcext:value-type="float">
            <text:p>-6.464485</text:p>
          </table:table-cell>
          <table:table-cell office:value-type="float" office:value="-6.46437505958333" calcext:value-type="float">
            <text:p>-6.46437505958333</text:p>
          </table:table-cell>
          <table:table-cell office:value-type="float" office:value="-6.46437366208333" calcext:value-type="float">
            <text:p>-6.46437366208333</text:p>
          </table:table-cell>
          <table:table-cell/>
          <table:table-cell office:value-type="float" office:value="-6.46658338416667" calcext:value-type="float">
            <text:p>-6.46658338416667</text:p>
          </table:table-cell>
          <table:table-cell office:value-type="float" office:value="-6.46673567083333" calcext:value-type="float">
            <text:p>-6.466735670833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,4,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, 4, 3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 -6.4698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# -6.464485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kpoints</text:p>
          </table:table-cell>
          <table:table-cell office:value-type="string" calcext:value-type="string">
            <text:p>Unit cell</text:p>
          </table:table-cell>
          <table:table-cell table:number-columns-repeated="3"/>
          <table:table-cell office:value-type="string" calcext:value-type="string">
            <text:p>vector length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207" calcext:value-type="float">
            <text:p>20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8.46395" calcext:value-type="float">
            <text:p>8.46E+00</text:p>
          </table:table-cell>
          <table:table-cell table:number-columns-repeated="2" table:style-name="ce2" office:value-type="float" office:value="0" calcext:value-type="float">
            <text:p>0.00E+00</text:p>
          </table:table-cell>
          <table:table-cell/>
          <table:table-cell table:formula="of:=([.F20]^2+[.G20]^2+[.H20]^2) ^ (1/2)" office:value-type="float" office:value="8.46395" calcext:value-type="float">
            <text:p>8.46395</text:p>
          </table:table-cell>
          <table:table-cell/>
          <table:table-cell table:formula="of:=[.J20]*[.E20]" office:value-type="float" office:value="16.9279" calcext:value-type="float">
            <text:p>16.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oints</text:p>
          </table:table-cell>
          <table:table-cell office:value-type="string" calcext:value-type="string">
            <text:p>2,4,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170603491" calcext:value-type="float">
            <text:p>1.71E-05</text:p>
          </table:table-cell>
          <table:table-cell table:style-name="ce2" office:value-type="float" office:value="4.88743" calcext:value-type="float">
            <text:p>4.89E+00</text:p>
          </table:table-cell>
          <table:table-cell table:style-name="ce2" office:value-type="float" office:value="0" calcext:value-type="float">
            <text:p>0.00E+00</text:p>
          </table:table-cell>
          <table:table-cell/>
          <table:table-cell table:formula="of:=([.F21]^2+[.G21]^2+[.H21]^2) ^ (1/2)" office:value-type="float" office:value="4.88743000002978" calcext:value-type="float">
            <text:p>4.88743000002978</text:p>
          </table:table-cell>
          <table:table-cell/>
          <table:table-cell table:formula="of:=[.J21]*[.E21]" office:value-type="float" office:value="19.5497200001191" calcext:value-type="float">
            <text:p>19.549720000119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2" office:value-type="float" office:value="-2.79066889" calcext:value-type="float">
            <text:p>-2.79E+00</text:p>
          </table:table-cell>
          <table:table-cell table:style-name="ce2" office:value-type="float" office:value="0.0000365597919" calcext:value-type="float">
            <text:p>3.66E-05</text:p>
          </table:table-cell>
          <table:table-cell table:style-name="ce2" office:value-type="float" office:value="4.29495534" calcext:value-type="float">
            <text:p>4.29E+00</text:p>
          </table:table-cell>
          <table:table-cell/>
          <table:table-cell table:formula="of:=([.F22]^2+[.G22]^2+[.H22]^2) ^ (1/2)" office:value-type="float" office:value="5.12195999862796" calcext:value-type="float">
            <text:p>5.12195999862796</text:p>
          </table:table-cell>
          <table:table-cell/>
          <table:table-cell table:formula="of:=[.J22]*[.E22]" office:value-type="float" office:value="15.3658799958839" calcext:value-type="float">
            <text:p>15.365879995883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.88765" calcext:value-type="float">
            <text:p>4.89E+00</text:p>
          </table:table-cell>
          <table:table-cell table:number-columns-repeated="2" table:style-name="ce2" office:value-type="float" office:value="0" calcext:value-type="float">
            <text:p>0.00E+00</text:p>
          </table:table-cell>
          <table:table-cell/>
          <table:table-cell table:formula="of:=([.F25]^2+[.G25]^2+[.H25]^2) ^ (1/2)" office:value-type="float" office:value="4.88765" calcext:value-type="float">
            <text:p>4.88765</text:p>
          </table:table-cell>
          <table:table-cell/>
          <table:table-cell table:formula="of:=[.J25]*[.E25]" office:value-type="float" office:value="19.5506" calcext:value-type="float">
            <text:p>19.5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points</text:p>
          </table:table-cell>
          <table:table-cell office:value-type="string" calcext:value-type="string">
            <text:p>4,4,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-2.443825" calcext:value-type="float">
            <text:p>-2.44E+00</text:p>
          </table:table-cell>
          <table:table-cell table:style-name="ce2" office:value-type="float" office:value="4.23282906" calcext:value-type="float">
            <text:p>4.23E+00</text:p>
          </table:table-cell>
          <table:table-cell table:style-name="ce2" office:value-type="float" office:value="0" calcext:value-type="float">
            <text:p>0.00E+00</text:p>
          </table:table-cell>
          <table:table-cell/>
          <table:table-cell table:formula="of:=([.F26]^2+[.G26]^2+[.H26]^2) ^ (1/2)" office:value-type="float" office:value="4.88764999583701" calcext:value-type="float">
            <text:p>4.88764999583701</text:p>
          </table:table-cell>
          <table:table-cell/>
          <table:table-cell table:formula="of:=[.J26]*[.E26]" office:value-type="float" office:value="19.550599983348" calcext:value-type="float">
            <text:p>19.55059998334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-0.0000225430217" calcext:value-type="float">
            <text:p>-2.25E-05</text:p>
          </table:table-cell>
          <table:table-cell table:style-name="ce2" office:value-type="float" office:value="0.0000390456589" calcext:value-type="float">
            <text:p>3.90E-05</text:p>
          </table:table-cell>
          <table:table-cell table:style-name="ce2" office:value-type="float" office:value="12.9162" calcext:value-type="float">
            <text:p>1.29E+01</text:p>
          </table:table-cell>
          <table:table-cell/>
          <table:table-cell table:formula="of:=([.F27]^2+[.G27]^2+[.H27]^2) ^ (1/2)" office:value-type="float" office:value="12.9162000000787" calcext:value-type="float">
            <text:p>12.9162000000787</text:p>
          </table:table-cell>
          <table:table-cell/>
          <table:table-cell table:formula="of:=[.J27]*[.E27]" office:value-type="float" office:value="12.9162000000787" calcext:value-type="float">
            <text:p>12.9162000000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47:24.795058125</meta:creation-date>
    <dc:date>2019-11-05T16:10:37.152699863</dc:date>
    <meta:editing-duration>PT1H22M</meta:editing-duration>
    <meta:editing-cycles>2</meta:editing-cycles>
    <meta:generator>LibreOffice/6.0.7.3$Linux_X86_64 LibreOffice_project/00m0$Build-3</meta:generator>
    <meta:document-statistic meta:table-count="1" meta:cell-count="67" meta:object-count="0"/>
  </office:meta>
</office:document-meta>
</file>